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solid" draw:stroke-linejoin="miter" fo:margin="1.000000000000000pt" style:wrap="biggest" style:wrap-dynamic-threshold="0.000000000000000pt" svg:fill-rule="evenodd" svg:stroke-color="#000000" svg:stroke-opacity="1" svg:stroke-width="0.800000000000000pt"/>
    </style:style>
    <style:style style:name="gr3" style:family="graphic">
      <style:graphic-properties draw:fill="solid" draw:fill-color="#ff0000" draw:stroke="none" fo:margin="1.000000000000000pt" style:wrap="biggest" style:wrap-dynamic-threshold="0.000000000000000pt" svg:fill-rule="evenodd"/>
    </style:style>
    <style:style style:name="gr4" style:family="graphic">
      <style:graphic-properties draw:fill="solid" draw:fill-color="#005be5" draw:stroke="none" fo:margin="1.000000000000000pt" style:wrap="biggest" style:wrap-dynamic-threshold="0.000000000000000pt" svg:fill-rule="evenodd"/>
    </style:style>
    <style:style style:name="gr5" style:family="graphic">
      <style:graphic-properties draw:fill="solid" draw:fill-color="#ffe500" draw:stroke="none" fo:margin="1.000000000000000pt" style:wrap="biggest" style:wrap-dynamic-threshold="0.000000000000000pt" svg:fill-rule="evenodd"/>
    </style:style>
    <style:style style:name="gr6" style:family="graphic">
      <style:graphic-properties draw:fill="solid" draw:fill-color="#ffffff"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1339"/>
        </draw:layer-set>
        <draw:g draw:style-name="gr1" draw:id="shape1" svg:y="-0.04156014857pt">
          <draw:rect draw:style-name="gr2" draw:id="shape2" draw:name="rect555" draw:layer="g1339" svg:width="795.72832000000pt" svg:height="397.86413600000pt" draw:transform="matrix(0.25083771000 0.00000000000 0.00000000000 0.25083771000 0.10033508000pt 0.10033508800pt)"/>
          <draw:rect draw:style-name="gr3" draw:id="shape3" draw:name="rect556" draw:layer="g1339" svg:width="795.72832000000pt" svg:height="132.62136000000pt" draw:transform="matrix(0.25083771000 0.00000000000 0.00000000000 0.25083771000 0.10033508000pt 66.63321357367pt)"/>
          <draw:rect draw:style-name="gr4" draw:id="shape4" draw:name="rect563" draw:layer="g1339" svg:width="795.72832000000pt" svg:height="132.62136000000pt" draw:transform="matrix(0.25083771000 0.00000000000 0.00000000000 0.25083771000 0.10033508000pt 33.36677332749pt)"/>
          <draw:path draw:style-name="gr3" draw:id="shape5" draw:name="path694" draw:layer="g1339" svg:width="117.17966892308pt" svg:height="131.29091484242pt" draw:transform="matrix(0.25083771000 0.00000000000 0.00000000000 0.25083771000 27.32833906634pt 15.40452170518pt)" svg:viewBox="0 0 117 131" svg:d="M117.18 11.2068C114.053 58.9859 112.263 85.1689 104.962 97.2826C97.0688 110.294 89.3896 119.82 58.5901 131.291C27.7897 119.82 20.1105 110.294 12.2168 97.2826C4.91639 85.1689 3.12557 58.9859 0 11.2068L4.5517 9.67886C13.7148 6.89413 20.5517 4.65409 25.6089 3.65989C32.8515 2.13241 39.0065 0.405307 58.4707 0C77.9348 0.33366 84.1207 2.16815 91.3633 3.69571C96.3786 4.76148 103.508 6.8583 112.603 9.69721Z" koffice:nodeTypes="ccccccccccc"/>
          <draw:path draw:style-name="gr4" draw:id="shape6" draw:name="path675" draw:layer="g1339" svg:width="108.12027346667pt" svg:height="127.50815529600pt" draw:transform="matrix(0.25083771000 0.00000000000 0.00000000000 0.25083771000 28.46873559087pt 15.37543657103pt)" svg:viewBox="0 0 108 128" svg:d="M108.12 9.72228C105.165 57.6225 102.691 79.5579 98.8344 90.1043C91.3499 108.163 79.5011 118.064 53.9992 127.508C28.4982 118.064 16.6495 108.163 9.16495 90.1043C5.308 79.5579 2.87128 57.685 0 9.67416C8.9682 6.86922 15.9985 4.67727 21.0547 3.67812C28.2959 2.14303 34.4496 0.335316 53.9097 0C73.3698 0.335316 79.5963 2.14303 86.8374 3.67812C91.8935 4.67727 99.0694 6.86922 108.12 9.72228Z" koffice:nodeTypes="ccccccccc"/>
          <draw:path draw:style-name="gr4" draw:id="shape7" draw:name="path664" draw:layer="g1339" svg:width="78.62024815949pt" svg:height="7.28769682286pt" draw:transform="matrix(0.25083771000 0.00000000000 0.00000000000 0.25083771000 32.18169557534pt 37.88785214551pt)" svg:viewBox="0 0 79 7" svg:d="M75.7785 7.26974L69.9519 7.2877L64.5752 6.88119L58.0627 3.63487L50.722 3.67976L44.3648 6.8363L39.3503 7.28688L34.3359 6.8363L27.9787 3.67976L20.638 3.63487L14.1254 6.88119L8.7489 7.2877L2.84918 7.20525L0 2.30026L0.105698 2.18762L8.82183 3.65283L14.1984 3.24632L20.711 0L28.0517 0.0448951L34.4089 3.20143L39.4233 3.65201L44.4378 3.20143L50.795 0.0448951L58.1357 0L64.6482 3.24632L70.0248 3.65283L78.508 2.14109L78.6202 2.36801Z" koffice:nodeTypes="ccccccccccccccccccccccccccccc"/>
          <draw:path draw:style-name="gr4" draw:id="shape8" draw:name="path665" draw:layer="g1339" svg:width="69.27485179051pt" svg:height="7.28769682286pt" draw:transform="matrix(0.25083771000 0.00000000000 0.00000000000 0.25083771000 33.37514126549pt 39.73777022325pt)" svg:viewBox="0 0 69 7" svg:d="M3.51214 7.2877L9.22719 6.88119L15.6803 3.63487L22.954 3.67976L29.2532 6.8363L34.2219 7.28688L39.1906 6.8363L45.4898 3.67976L52.7635 3.63487L59.2167 6.88119L65.0096 7.2877L69.2749 3.37429L64.6165 3.65283L59.2889 3.24632L52.8358 0L45.5621 0.0448951L39.2629 3.20143L34.2943 3.65201L29.3255 3.20143L23.0263 0.0448951L15.7527 0L9.29953 3.24632L3.97198 3.65283L0.0472732 2.6382L0 2.83574Z" koffice:nodeTypes="cccccccccccccccccccccccccc"/>
          <draw:path draw:style-name="gr5" draw:id="shape9" draw:name="polygon582" draw:layer="g1339" svg:width="9.06437665728pt" svg:height="10.64507415004pt" draw:transform="matrix(0.27025505713 0.00000000000 0.00000000000 0.27025480629 37.47523075770pt 16.41400687517pt)" svg:viewBox="0 0 9 11" svg:d="M8.92215 2.53399L7.1078 5.24904L9.06438 7.85651L5.88158 7.59049L4.67442 10.6451L3.30598 7.66398L0.142232 8.11106L1.95659 5.396L0 2.78853L3.1828 3.05454L4.38996 0L5.75841 2.98107Z" koffice:nodeTypes="ccccccccccccc"/>
          <draw:path draw:style-name="gr5" draw:id="shape10" draw:name="polygon583" draw:layer="g1339" svg:width="9.06437665728pt" svg:height="10.64507415004pt" draw:transform="matrix(0.27025505713 0.00000000000 0.00000000000 0.27025480629 43.93631049858pt 16.41400687517pt)" svg:viewBox="0 0 9 11" svg:d="M8.92215 2.53399L7.1078 5.24904L9.06438 7.85651L5.88158 7.59049L4.67442 10.6451L3.30598 7.66398L0.142232 8.11106L1.95659 5.396L0 2.78853L3.1828 3.05454L4.38996 0L5.75841 2.98107Z" koffice:nodeTypes="ccccccccccccc"/>
          <draw:path draw:style-name="gr5" draw:id="shape11" draw:name="polygon584" draw:layer="g1339" svg:width="9.06437665728pt" svg:height="10.64507415004pt" draw:transform="matrix(0.27025505713 0.00000000000 0.00000000000 0.27025480629 37.47523075770pt 16.41400687517pt)" svg:viewBox="0 0 9 11" svg:d="M8.92215 2.53399L7.1078 5.24904L9.06438 7.85651L5.88158 7.59049L4.67442 10.6451L3.30598 7.66398L0.142232 8.11106L1.95659 5.396L0 2.78853L3.1828 3.05454L4.38996 0L5.75841 2.98107Z" koffice:nodeTypes="ccccccccccccc"/>
          <draw:path draw:style-name="gr5" draw:id="shape12" draw:name="polygon586" draw:layer="g1339" svg:width="9.06437665728pt" svg:height="10.64507415004pt" draw:transform="matrix(0.27025505713 0.00000000000 0.00000000000 0.27025480629 40.73203594509pt 21.45678879864pt)" svg:viewBox="0 0 9 11" svg:d="M8.92215 2.53399L7.1078 5.24904L9.06438 7.85651L5.88158 7.59049L4.67442 10.6451L3.30598 7.66398L0.142232 8.11106L1.95659 5.396L0 2.78853L3.1828 3.05454L4.38996 0L5.75841 2.98107Z" koffice:nodeTypes="ccccccccccccc"/>
          <draw:g draw:style-name="gr1" draw:id="shape13" draw:name="g1474" svg:y="25.81637531793pt">
            <draw:path draw:style-name="gr6" draw:id="shape14" draw:name="path1476" draw:layer="g1339" svg:width="1335.37675072325pt" svg:height="828.19021472868pt" draw:transform="matrix(0.01628194599 0.00000000000 0.00000000000 -0.01564037336 31.11789035916pt 38.72801934081pt)" svg:viewBox="0 0 1335 828" svg:d="M466.076 476.384C421.465 524.193 363.55 585.161 324.456 625.911C274.849 574.736 -2.6737 225.892 0.0194699 215.881C8.03151 186.101 8.31306 160.202 18.6193 131.944C28.5733 104.65 38.8112 76.7852 52.0104 55.4258C79.2197 37.774 104.626 30.0022 131.529 18.4079C158.433 6.81353 188.837 1.81597 226.043 2.21578C276.45 2.21578 294.852 6.21382 339.659 27.0037C415.669 62.9861 477.278 62.9861 556.489 27.0037C605.296 4.6146 622.898 1.41617 674.105 1.41617C724.512 2.21578 742.915 6.21382 786.121 27.0037C859.731 62.9861 924.54 62.9861 1004.55 27.0037C1080.96 -7.37953 1155.17 -7.97924 1215.48 19.8072C1245.63 33.7004 1242.27 29.6838 1280.03 48.7599C1303.77 88.6748 1303.09 99.0385 1318.96 151.67C1335.41 206.194 1335.38 234.611 1335.38 234.611L1010.95 636.306C1010.95 636.306 913.779 536.38 868.532 489.178C818.944 560.959 746.423 714.727 672.505 828.19C613.859 725.523 507.284 542.766 466.076 476.384Z" koffice:nodeTypes="cccccccccccccccccccc"/>
            <draw:path draw:style-name="gr6" draw:id="shape15" draw:name="path1478" draw:layer="g1339" svg:width="1170.87573246977pt" svg:height="128.27387907076pt" draw:transform="matrix(0.01628194599 0.00000000000 0.00000000000 -0.01564037336 32.51115257695pt 40.79373672999pt)" svg:viewBox="0 0 1171 128" svg:d="M300.424 121.623C289.225 118.419 264.426 106.407 244.427 95.9953C193.23 68.7662 88.4356 68.7662 38.0383 95.1944C18.8393 105.606 2.04018 112.813 0.440271 111.212C-5.95939 104.805 59.2563 11.8567 76.0554 3.04725C86.4548 -2.55873 120.861 -0.0058734 150.451 7.24592C210.067 21.8556 202.829 18.3123 250.027 39.1346C330.822 75.173 396.419 75.173 473.215 39.1346C550.011 3.09613 616.407 3.09613 698.003 39.1346C775.599 73.5713 838.796 74.3722 914.792 41.5371C984.388 11.9055 1001.11 7.39319 1041.53 6.27511C1069.46 5.50259 1087.13 7.85239 1113.13 17.5593C1130.74 45.4437 1173.18 107.207 1170.78 108.809C1169.18 111.212 1151.58 104.805 1131.58 95.1944C1109.98 84.7833 1075.58 76.7748 1043.58 74.3722C997.187 71.1688 983.588 74.3722 931.591 97.597C889.993 116.017 856.395 124.826 819.597 127.229C773.199 130.432 760.4 127.229 707.603 104.004C657.205 80.779 639.606 76.7748 588.409 76.7748C538.811 76.7748 518.813 80.779 476.415 100.801C422.018 124.826 341.222 135.237 300.424 121.623Z" koffice:nodeTypes="ccccccccccccccccccccc"/>
            <draw:path draw:style-name="gr6" draw:id="shape16" draw:name="path1480" draw:layer="g1339" svg:width="957.20016701461pt" svg:height="352.60011331445pt" draw:transform="matrix(0.01628194599 0.00000000000 0.00000000000 -0.01564037336 34.22466936748pt 46.16318918965pt)" svg:viewBox="0 0 957 353" svg:d="M151.137 326.215C119.15 311.823 74.3689 299.03 47.1803 296.632L0 291.835L54.3773 243.862C158.334 151.914 272.686 82.3533 408.629 28.7837L481.399 0L542.174 23.9864C685.314 80.7542 814.06 158.31 902.823 240.664L957.2 291.835L911.619 296.632C886.83 299.83 841.249 313.422 810.062 327.814C759.683 351.001 747.688 353.4 696.509 350.201C653.327 347.803 626.938 340.607 590.953 323.816C549.371 303.028 534.177 299.83 479 300.63C423.823 300.63 407.83 304.627 363.048 326.215C291.078 361.395 230.304 361.395 151.137 326.215Z" koffice:nodeTypes="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1:58</dc:date>
    <meta:creation-date>2011-05-22T06:11:33</meta:creation-date>
    <dc:creator>Yue Liu</dc:creator>
  </office:meta>
</office:document-meta>
</file>